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rsid="00105fa4" officeooo:paragraph-rsid="0012d895" style:font-size-asian="10.5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normal" officeooo:rsid="000c1bde" officeooo:paragraph-rsid="0012d895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0fc6b2" officeooo:paragraph-rsid="0012d895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weight="normal" officeooo:paragraph-rsid="0012d895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4pt" style:text-underline-style="none" fo:font-weight="bold" officeooo:paragraph-rsid="0012d895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0a9128" officeooo:paragraph-rsid="0012d895" style:font-size-asian="14pt" style:font-weight-asian="bold" style:font-size-complex="14pt" style:font-weight-complex="bold"/>
    </style:style>
    <style:style style:name="P7" style:family="paragraph" style:parent-style-name="Standard">
      <style:text-properties style:text-underline-style="none" fo:font-weight="bold" officeooo:paragraph-rsid="0012d895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normal" officeooo:paragraph-rsid="0012d895" style:font-weight-asian="normal" style:font-weight-complex="normal"/>
    </style:style>
    <style:style style:name="P9" style:family="paragraph" style:parent-style-name="Standard">
      <style:text-properties officeooo:rsid="000a5690" officeooo:paragraph-rsid="0012d895"/>
    </style:style>
    <style:style style:name="P10" style:family="paragraph" style:parent-style-name="Standard">
      <style:text-properties officeooo:rsid="000a9128" officeooo:paragraph-rsid="0012d895"/>
    </style:style>
    <style:style style:name="P11" style:family="paragraph" style:parent-style-name="Standard">
      <style:text-properties fo:font-size="13pt" fo:font-weight="bold" officeooo:rsid="000e0942" officeooo:paragraph-rsid="0012d895" style:font-size-asian="13pt" style:font-weight-asian="bold" style:font-size-complex="13pt" style:font-weight-complex="bold"/>
    </style:style>
    <style:style style:name="P12" style:family="paragraph" style:parent-style-name="Standard">
      <style:text-properties officeooo:paragraph-rsid="0012d895"/>
    </style:style>
    <style:style style:name="P13" style:family="paragraph" style:parent-style-name="Standard">
      <style:text-properties fo:font-weight="normal" officeooo:paragraph-rsid="0012d895" style:font-weight-asian="normal" style:font-weight-complex="normal"/>
    </style:style>
    <style:style style:name="P14" style:family="paragraph" style:parent-style-name="Standard">
      <style:text-properties fo:font-weight="normal" officeooo:rsid="000a5690" officeooo:paragraph-rsid="0012d895" style:font-weight-asian="normal" style:font-weight-complex="normal"/>
    </style:style>
    <style:style style:name="P15" style:family="paragraph" style:parent-style-name="Standard">
      <style:text-properties fo:font-style="normal" fo:font-weight="normal" officeooo:rsid="000a9128" officeooo:paragraph-rsid="0012d895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0adafe" officeooo:paragraph-rsid="0012d895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rsid="000c1bde" officeooo:paragraph-rsid="0012d895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ize="14pt" fo:font-style="normal" fo:font-weight="bold" officeooo:rsid="000c1bde" officeooo:paragraph-rsid="0012d895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text-properties fo:font-size="13pt" fo:font-style="normal" fo:font-weight="bold" officeooo:rsid="00105fa4" officeooo:paragraph-rsid="0012d895" style:font-size-asian="13pt" style:font-style-asian="normal" style:font-weight-asian="bold" style:font-size-complex="13pt" style:font-style-complex="normal" style:font-weight-complex="bold"/>
    </style:style>
    <style:style style:name="P20" style:family="paragraph" style:parent-style-name="Standard">
      <style:text-properties fo:font-size="13pt" fo:font-style="normal" fo:font-weight="bold" officeooo:rsid="000e0942" officeooo:paragraph-rsid="0012d895" style:font-size-asian="13pt" style:font-style-asian="normal" style:font-weight-asian="bold" style:font-size-complex="13pt" style:font-style-complex="normal" style:font-weight-complex="bold"/>
    </style:style>
    <style:style style:name="P21" style:family="paragraph" style:parent-style-name="Standard">
      <style:text-properties fo:font-size="13pt" fo:font-style="normal" fo:font-weight="bold" officeooo:rsid="0014bb27" officeooo:paragraph-rsid="0014bb27" style:font-size-asian="13pt" style:font-style-asian="normal" style:font-weight-asian="bold" style:font-size-complex="13pt" style:font-style-complex="normal" style:font-weight-complex="bold"/>
    </style:style>
    <style:style style:name="P22" style:family="paragraph" style:parent-style-name="Standard">
      <style:text-properties fo:font-size="12pt" fo:font-style="normal" fo:font-weight="normal" officeooo:rsid="000c1bde" officeooo:paragraph-rsid="0012d895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fo:font-size="12pt" fo:font-style="normal" fo:font-weight="normal" officeooo:rsid="000e0942" officeooo:paragraph-rsid="0012d895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fo:font-size="12pt" fo:font-style="normal" fo:font-weight="normal" officeooo:rsid="000fc6b2" officeooo:paragraph-rsid="0012d895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fo:font-size="12pt" fo:font-style="normal" fo:font-weight="normal" officeooo:rsid="00105fa4" officeooo:paragraph-rsid="0012d895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fo:font-size="12pt" fo:font-style="normal" fo:font-weight="normal" officeooo:rsid="0014bb27" officeooo:paragraph-rsid="0014bb27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font-style="normal" fo:font-weight="bold" officeooo:rsid="00105fa4" style:font-style-asian="normal" style:font-weight-asian="bold" style:font-style-complex="normal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fc6b2" style:font-style-asian="normal" style:font-style-complex="normal"/>
    </style:style>
    <style:style style:name="T5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5">LE CONSEGUENZE DELLA PRIMA GUERRA MONDIALE</text:p>
      <text:p text:style-name="P7"/>
      <text:p text:style-name="P7"/>
      <text:p text:style-name="P8"/>
      <text:p text:style-name="P8">La conseguenza della fine della Guerra fu <text:span text:style-name="T7">la fine di tutti gli imperi.</text:span></text:p>
      <text:p text:style-name="P8"/>
      <text:p text:style-name="P8">Le ferite più grandi erano di carattere psicologico:</text:p>
      <text:p text:style-name="P4">L'attesa della battaglia</text:p>
      <text:p text:style-name="P4">Il suono delle esplosioni, dei proiettili.</text:p>
      <text:p text:style-name="P4">Infatti le persone soffrivano spesso di malattie mentali.</text:p>
      <text:p text:style-name="P4">Ebbero anche luogo episodi di simulazione di queste malattie psicologiche, per cercare di fuggire dalla Guerra.</text:p>
      <text:p text:style-name="P4"/>
      <text:p text:style-name="P8">Il reinserimento delle persone nella società dopo la guerra è stato difficile per i soldati.</text:p>
      <text:p text:style-name="P4"/>
      <text:p text:style-name="P12"><text:span text:style-name="T8">Gli </text:span><text:span text:style-name="T7">unici vincitori furono le industrie:</text:span></text:p>
      <text:p text:style-name="P4">Per esempio le industrie di macchine o di chimica.</text:p>
      <text:p text:style-name="P4"/>
      <text:p text:style-name="P4"/>
      <text:p text:style-name="P4">Nelle varie regioni di Italia si parlavano solo dialetti e quindi la maggioranza della gente non sapeva l'Italiano. </text:p>
      <text:p text:style-name="P12"><text:span text:style-name="T5">Al fronte per la prima volta si trovarono fianco a fianco soldati di diverse regioni che hanno dovuto comunicare tramite un unica lingua</text:span><text:span text:style-name="T8">, quindi la Grande Guerra diede luogo a questa occasione positiva di imparare a comunicare tra regioni diverse.</text:span></text:p>
      <text:p text:style-name="P4"/>
      <text:p text:style-name="P4"/>
      <text:p text:style-name="P6">I trattati di pace</text:p>
      <text:p text:style-name="P4"/>
      <text:p text:style-name="P14">Solo i paesi vincitori parteciparono ai trattati di pace e alle conferenze per spartirsi i territori.</text:p>
      <text:p text:style-name="P14">I trattati di pace furono 5:</text:p>
      <text:p text:style-name="P9"><text:span text:style-name="T8">Il </text:span><text:span text:style-name="T7">trattato di Versailles</text:span><text:span text:style-name="T8"> fu firmato con la Germania</text:span></text:p>
      <text:p text:style-name="P14">Il trattato di saint-germain con l'Austria</text:p>
      <text:p text:style-name="P14">Il trattato di Sebr firmato con l'Impero Ottomano.</text:p>
      <text:p text:style-name="P14">E altri 2...</text:p>
      <text:p text:style-name="P14"/>
      <text:p text:style-name="P10"><text:span text:style-name="T8">I principi del presidente Wilson dovevano servire come </text:span><text:span text:style-name="T7">principi guida</text:span><text:span text:style-name="T8">.</text:span></text:p>
      <text:p text:style-name="P10"><text:span text:style-name="T8">Ma di fatto non furono rispettati principi come l'</text:span><text:span text:style-name="T7">autodeterminazione dei popoli</text:span><text:span text:style-name="T8">, come nel caso dell'</text:span><text:span text:style-name="T6">Impero ottomano.</text:span></text:p>
      <text:p text:style-name="P15"/>
      <text:p text:style-name="P15"/>
      <text:p text:style-name="P18">La Germania dopo la guerra</text:p>
      <text:p text:style-name="P15"/>
      <text:p text:style-name="P19">Trattato di Versailles:</text:p>
      <text:p text:style-name="P15">Fu costretta a cedere tutte le colonie in Africa.</text:p>
      <text:p text:style-name="P15">Restituì l'Alsazia-Lorena alla Francia</text:p>
      <text:p text:style-name="P15">Restituì dei territori al Belgio.</text:p>
      <text:p text:style-name="P16">Un territorio alla Danimarca</text:p>
      <text:p text:style-name="P16">Perde la Posnania</text:p>
      <text:p text:style-name="P17">Un corridoio divide la Germania in due parti.</text:p>
      <text:p text:style-name="P17">La zona della Saar (molto ricca di risorse) fu ceduta alla Francia per 15 anni.</text:p>
      <text:p text:style-name="P17"/>
      <text:p text:style-name="P17"><text:soft-page-break/>Gli venne limitato molto l'esercito e la flotta.</text:p>
      <text:p text:style-name="P17"/>
      <text:p text:style-name="P17">Come risarcimento la Germania doveva pagare in 30 anni una cifra esorbitante.</text:p>
      <text:p text:style-name="P17"/>
      <text:p text:style-name="P17"/>
      <text:p text:style-name="P18">L'Austria dopo la guerra</text:p>
      <text:p text:style-name="P18"/>
      <text:p text:style-name="P11"><text:span text:style-name="T4">T</text:span><text:span text:style-name="T3">rattato di saint-german:</text:span></text:p>
      <text:p text:style-name="P22">L'Austria divenne un paese autonomo.</text:p>
      <text:p text:style-name="P22">Alcuni paesi del vecchio impero diedero vita al nuovo Stato della Ceco-slovacchia.</text:p>
      <text:p text:style-name="P22">L'Ungheria divenne un paese autonomo.</text:p>
      <text:p text:style-name="P22">Vennero riuniti i paesi dei balcani.</text:p>
      <text:p text:style-name="P22">L'Italia riottene Istria, Trieste, il Trentino e l'alto Adige.</text:p>
      <text:p text:style-name="P2"><text:span text:style-name="T3">La Lugoslavia ottenne la città di fiume </text:span><text:span text:style-name="T1">e un altra cosa.</text:span></text:p>
      <text:p text:style-name="P22"/>
      <text:p text:style-name="P22"/>
      <text:p text:style-name="P20">Trattato di neury</text:p>
      <text:p text:style-name="P23">la Bulgaria divenne uno Stato nazionale autonomo e cede diversi territori.</text:p>
      <text:p text:style-name="P23"/>
      <text:p text:style-name="P23"/>
      <text:p text:style-name="P20">Trattato di Sebr</text:p>
      <text:p text:style-name="P24">Solo la Turchia divenne uno Stato nazionale autonomo.</text:p>
      <text:p text:style-name="P24">Tutti gli altri territori dovevano diventare autonomi (per il principio di Wilson e le promesse fatte) ma di fatto vennero spartiti tra Francia e Gran Bretagna.</text:p>
      <text:p text:style-name="P24"/>
      <text:p text:style-name="P21">Trattato di Trianon:</text:p>
      <text:p text:style-name="P26">Sancisce l'indipendenza della nuova Repubblica ungherese.</text:p>
      <text:p text:style-name="P26"/>
      <text:p text:style-name="P26"/>
      <text:p text:style-name="P3"><text:span text:style-name="T1">Il principio dell'autoderminazione dei popoli </text:span><text:span text:style-name="T2">in diversi casi</text:span><text:span text:style-name="T1"> non fu rispettato</text:span><text:span text:style-name="T3">, basta vedere i nuovi stati della Iugoslavia e la ceco-slovacchia, all'interno di questi stati venivano racchiusi diversi popoli.</text:span></text:p>
      <text:p text:style-name="P24"/>
      <text:p text:style-name="P25">La dalmazia, in virtù dell'autodeterminazione dei popoli, non venne ottenuta dall'Italia, dato che il popolo al suo interno non si sentiva italiano.</text:p>
      <text:p text:style-name="P25"/>
      <text:p text:style-name="P24">I sudeti avevano un territorio popolato da tedeschi che vennero però inglobati nella ceco-slovacchia.</text:p>
      <text:p text:style-name="P24"/>
      <text:p text:style-name="P24"/>
      <text:p text:style-name="P1"><text:span text:style-name="T1">I nuovi stati-nazionali</text:span><text:span text:style-name="T3"> furono: Estonia, Lettonia, Lituania, la Poloni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52S</meta:editing-duration>
    <meta:editing-cycles>5</meta:editing-cycles>
    <meta:generator>LibreOffice/5.2.1.2$Windows_x86 LibreOffice_project/31dd62db80d4e60af04904455ec9c9219178d620</meta:generator>
    <dc:date>2017-11-02T13:11:24.806000000</dc:date>
    <meta:document-statistic meta:table-count="0" meta:image-count="0" meta:object-count="0" meta:page-count="2" meta:paragraph-count="51" meta:word-count="491" meta:character-count="3180" meta:non-whitespace-character-count="2739"/>
    <meta:user-defined meta:name="Info 1"/>
    <meta:user-defined meta:name="Info 2"/>
    <meta:user-defined meta:name="Info 3"/>
    <meta:user-defined meta:name="Info 4"/>
  </office:meta>
</office:document-meta>
</file>